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4 Sheet1.C1:Sheet1.C1 Sheet1.C2:Sheet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4 Sheet1.D1:Sheet1.D1 Sheet1.D2:Sheet1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Gunicorn</text:p>
          </table:table-cell>
          <table:table-cell table:style-name="ce3" office:value-type="float" office:value="70598" calcext:value-type="float">
            <text:p>70598</text:p>
          </table:table-cell>
          <table:table-cell table:style-name="ce3" office:value-type="float" office:value="4489" calcext:value-type="float">
            <text:p>4489</text:p>
          </table:table-cell>
          <table:table-cell table:style-name="ce3" office:value-type="float" office:value="7.7" calcext:value-type="float">
            <text:p>7.7</text:p>
          </table:table-cell>
        </table:table-row>
        <table:table-row table:style-name="ro1">
          <table:table-cell table:style-name="ce1" office:value-type="string" calcext:value-type="string">
            <text:p>Flask+Gunicorn</text:p>
          </table:table-cell>
          <table:table-cell table:style-name="ce3" office:value-type="float" office:value="79598" calcext:value-type="float">
            <text:p>79598</text:p>
          </table:table-cell>
          <table:table-cell table:style-name="ce3" office:value-type="float" office:value="4433" calcext:value-type="float">
            <text:p>4433</text:p>
          </table:table-cell>
          <table:table-cell table:style-name="ce3" office:value-type="float" office:value="13.16" calcext:value-type="float">
            <text:p>13.16</text:p>
          </table:table-cell>
        </table:table-row>
        <table:table-row table:style-name="ro1">
          <table:table-cell table:style-name="ce1" office:value-type="string" calcext:value-type="string">
            <text:p>aiohttp.web+API-Hour</text:p>
          </table:table-cell>
          <table:table-cell table:style-name="ce3" office:value-type="float" office:value="395847" calcext:value-type="float">
            <text:p>395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22:19:43.670505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2-24T22:22:10.336537106</dc:date>
    <dc:creator>Ludovic Gasc</dc:creator>
    <meta:editing-duration>PT23M21S</meta:editing-duration>
    <meta:editing-cycles>5</meta:editing-cycles>
    <meta:generator>LibreOffice/4.2.7.2$Linux_X86_64 LibreOffice_project/420m0$Build-2</meta:generator>
    <meta:document-statistic meta:table-count="1" meta:cell-count="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1:Sheet1.B4" chart:data-source-has-labels="both" svg:x="0.297cm" svg:y="0.211cm" svg:width="14.282cm" svg:height="10.177cm">
          <chartooo:coordinate-region svg:x="1.659cm" svg:y="0.41cm" svg:width="12.92cm" svg:height="9.33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70598">
                <text:p>70598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79598">
                <text:p>79598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395847">
                <text:p>395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4 Sheet1.C1:Sheet1.C4" chart:data-source-has-labels="both" svg:x="0.297cm" svg:y="0.2cm" svg:width="14.26cm" svg:height="9.614cm">
          <chartooo:coordinate-region svg:x="1.183cm" svg:y="0.373cm" svg:width="13.374cm" svg:height="8.794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" chart:label-cell-address="Sheet1.C1:Sheet1.C1" chart:class="chart:bar"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4489">
                <text:p>4489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4 Sheet1.D1:Sheet1.D4" chart:data-source-has-labels="both" svg:x="0.295cm" svg:y="0.208cm" svg:width="14.175cm" svg:height="9.997cm">
          <chartooo:coordinate-region svg:x="0.916cm" svg:y="0.407cm" svg:width="13.554cm" svg:height="9.15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" chart:label-cell-address="Sheet1.D1:Sheet1.D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7.7">
                <text:p>7.7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